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ed90a" officeooo:paragraph-rsid="001ed90a"/>
    </style:style>
    <style:style style:name="P2" style:family="paragraph" style:parent-style-name="Standard">
      <style:text-properties style:font-name="Calibri" officeooo:rsid="001f2e87" officeooo:paragraph-rsid="001f2e87"/>
    </style:style>
    <style:style style:name="P3" style:family="paragraph" style:parent-style-name="Standard">
      <style:text-properties style:font-name="Calibri" officeooo:rsid="00203df9" officeooo:paragraph-rsid="00203df9"/>
    </style:style>
    <style:style style:name="P4" style:family="paragraph" style:parent-style-name="Standard">
      <style:text-properties style:font-name="Calibri" officeooo:rsid="00217efb" officeooo:paragraph-rsid="00217efb"/>
    </style:style>
    <style:style style:name="P5" style:family="paragraph" style:parent-style-name="Standard">
      <style:text-properties style:font-name="Calibri" officeooo:rsid="002305b8" officeooo:paragraph-rsid="002305b8"/>
    </style:style>
    <style:style style:name="P6" style:family="paragraph" style:parent-style-name="Standard">
      <style:text-properties style:font-name="Calibri" officeooo:rsid="0026132f" officeooo:paragraph-rsid="0026132f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Calibri" officeooo:rsid="00217efb" officeooo:paragraph-rsid="00217efb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Calibri" officeooo:rsid="002305b8" officeooo:paragraph-rsid="002305b8"/>
    </style:style>
    <style:style style:name="P9" style:family="paragraph" style:parent-style-name="Standard">
      <style:text-properties style:font-name="Calibri" officeooo:rsid="0025125b" officeooo:paragraph-rsid="0025125b"/>
    </style:style>
    <style:style style:name="P10" style:family="paragraph" style:parent-style-name="Standard">
      <style:text-properties style:font-name="Calibri" officeooo:rsid="0026e118" officeooo:paragraph-rsid="0026e118"/>
    </style:style>
    <style:style style:name="P11" style:family="paragraph" style:parent-style-name="Standard">
      <style:text-properties style:font-name="Calibri" officeooo:rsid="0028832e" officeooo:paragraph-rsid="0028832e"/>
    </style:style>
    <style:style style:name="P12" style:family="paragraph" style:parent-style-name="Standard">
      <style:text-properties style:font-name="Calibri" officeooo:rsid="00291d77" officeooo:paragraph-rsid="00291d77"/>
    </style:style>
    <style:style style:name="P13" style:family="paragraph" style:parent-style-name="Standard">
      <style:text-properties style:font-name="Calibri" officeooo:rsid="0029c468" officeooo:paragraph-rsid="0029c468"/>
    </style:style>
    <style:style style:name="P14" style:family="paragraph" style:parent-style-name="Standard">
      <style:text-properties style:font-name="Calibri" officeooo:rsid="002b7d90" officeooo:paragraph-rsid="002b7d90"/>
    </style:style>
    <style:style style:name="P15" style:family="paragraph" style:parent-style-name="Standard">
      <style:text-properties style:font-name="Calibri" officeooo:rsid="002cca6b" officeooo:paragraph-rsid="002cca6b"/>
    </style:style>
    <style:style style:name="P16" style:family="paragraph" style:parent-style-name="Standard">
      <style:text-properties style:font-name="Calibri" officeooo:rsid="002ebd54" officeooo:paragraph-rsid="002ebd54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Calibri" officeooo:rsid="0025125b" officeooo:paragraph-rsid="0025125b"/>
    </style:style>
    <style:style style:name="P18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Calibri" officeooo:rsid="0026e118" officeooo:paragraph-rsid="0026e118"/>
    </style:style>
    <style:style style:name="T1" style:family="text">
      <style:text-properties officeooo:rsid="001efb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ngage interprété = besoin d’un logiciel pour interpréter le code</text:p>
      <text:p text:style-name="P1">langage compilé = pas besoin de logiciel</text:p>
      <text:p text:style-name="P1"/>
      <text:p text:style-name="P1">php langage interprété sur un serveur web</text:p>
      <text:p text:style-name="P1">php sert a faire des application serveur, le code est executé par un serveur web</text:p>
      <text:p text:style-name="P1"/>
      <text:p text:style-name="P1">php est faiblement typé = on a pas à se soucier du type de données de nos variable (???)</text:p>
      <text:p text:style-name="P1"/>
      <text:p text:style-name="P1"/>
      <text:p text:style-name="P1">interpréteur php : logiciel <text:span text:style-name="T1">qui lit les requêtes </text:span>dans le serveur php</text:p>
      <text:p text:style-name="P1"/>
      <text:p text:style-name="P1"/>
      <text:p text:style-name="P1"/>
      <text:p text:style-name="P1"/>
      <text:p text:style-name="P2">un port permet de dirigé une info vers le logiciel qui va traiter l’ingo</text:p>
      <text:p text:style-name="P2"/>
      <text:p text:style-name="P2"/>
      <text:p text:style-name="P3">php est un outil qui nous permet de produire du contenu texte (html, css ou jscrit, n’importe quel code écrit en texte)</text:p>
      <text:p text:style-name="P3"/>
      <text:p text:style-name="P3"/>
      <text:p text:style-name="P3">variable scalaire : variable qui n’ont qu’une seule valeur</text:p>
      <text:p text:style-name="P3">non scalaire = tableau, objet, des trucs qui ont plusieurs valeurs</text:p>
      <text:p text:style-name="P3">typage dynamique = une variable par type</text:p>
      <text:p text:style-name="P3"/>
      <text:p text:style-name="P3"/>
      <text:p text:style-name="P4">spaceship operator noté &lt;=&gt; parce que ça ressemble à un chasseur TIE (twin ion engine)</text:p>
      <text:p text:style-name="P4">permet de comparer ( &gt; ou &lt; ou = ) 2 infos </text:p>
      <text:p text:style-name="P7"/>
      <text:p text:style-name="P8">NOTE DU 31/03</text:p>
      <text:p text:style-name="P5"/>
      <text:p text:style-name="P6">tableau ordinal : ou les clés sont des numéro</text:p>
      <text:p text:style-name="P6"/>
      <text:p text:style-name="P6">tableau associatif : les clés sont des chaines de caractères</text:p>
      <text:p text:style-name="P6"/>
      <text:p text:style-name="P6">fonction array : créé un tableau</text:p>
      <text:p text:style-name="P6">ex</text:p>
      <text:p text:style-name="P6">array(‘pommes’ , ‘poires’) ;</text:p>
      <text:p text:style-name="P17"/>
      <text:p text:style-name="P18">NOTE 01/04</text:p>
      <text:p text:style-name="P10"/>
      <text:p text:style-name="P9"/>
      <text:p text:style-name="P10">Les fonctions :</text:p>
      <text:p text:style-name="P10">doivent pas être trop longue, si c’est trop longs on fait + de fonction</text:p>
      <text:p text:style-name="P10"/>
      <text:p text:style-name="P10"/>
      <text:p text:style-name="P11">variable scalaire : variable qui ne contient qu’une seule valeur</text:p>
      <text:p text:style-name="P11"/>
      <text:p text:style-name="P12"><text:soft-page-break/>effet de bord : une fonction qui va planter mais parce que précédemment une autre fonction a été appelé et a changé le contexte global.</text:p>
      <text:p text:style-name="P12"/>
      <text:p text:style-name="P12"/>
      <text:p text:style-name="P13">Indirection : dire qu’une variable qui est une chaine de caractère contenant le nom d’une fonction devient executable</text:p>
      <text:p text:style-name="P13"/>
      <text:p text:style-name="P14">fonction anonyme = utilisée quand une fonction est utilisée 1 fois</text:p>
      <text:p text:style-name="P14"/>
      <text:p text:style-name="P15">fonction callback = fonction de rappel</text:p>
      <text:p text:style-name="P15"/>
      <text:p text:style-name="P16">output buffering : mise en tampon de l’interprétation php pour maitriser l’envoie de la répon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7:13:23.370000000</meta:creation-date>
    <meta:generator>LibreOffice/6.2.5.2$Windows_X86_64 LibreOffice_project/1ec314fa52f458adc18c4f025c545a4e8b22c159</meta:generator>
    <dc:date>2020-04-01T21:17:12.342000000</dc:date>
    <meta:editing-duration>PT9H9M41S</meta:editing-duration>
    <meta:editing-cycles>3</meta:editing-cycles>
    <meta:document-statistic meta:table-count="0" meta:image-count="0" meta:object-count="0" meta:page-count="2" meta:paragraph-count="28" meta:word-count="297" meta:character-count="1658" meta:non-whitespace-character-count="1388"/>
  </office:meta>
</office:document-meta>
</file>